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8000001054EED4029.png" manifest:media-type="image/png"/>
  <manifest:file-entry manifest:full-path="Pictures/100000000000036B000001039C5EFCA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73cm" loext:decorative="false"/>
      <style:paragraph-properties style:writing-mode="lr-tb"/>
    </style:style>
    <style:style style:name="gr4" style:family="graphic" style:parent-style-name="objectwithoutfill">
      <style:graphic-properties svg:stroke-color="#ff8000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svg:stroke-color="#ff8000" draw:fill="none" draw:textarea-vertical-align="middle" draw:auto-grow-height="false" fo:min-height="5.45cm" fo:min-width="0cm" fo:wrap-option="wrap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95cm" loext:decorative="false"/>
      <style:paragraph-properties style:writing-mode="lr-tb"/>
    </style:style>
    <style:style style:name="gr7" style:family="graphic" style:parent-style-name="objectwithoutfill">
      <style:graphic-properties svg:stroke-color="#784b04" draw:marker-end="Arrowheads_20_3" draw:marker-end-width="0.3cm" draw:fill="none" draw:textarea-vertical-align="middle" loext:decorative="false"/>
    </style:style>
    <style:style style:name="gr8" style:family="graphic" style:parent-style-name="standard">
      <style:graphic-properties svg:stroke-color="#784b04" draw:fill="none" draw:textarea-vertical-align="middle" draw:auto-grow-height="false" fo:min-height="5.45cm" fo:min-width="0cm" fo:wrap-option="wrap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61cm" loext:decorative="false"/>
      <style:paragraph-properties style:writing-mode="lr-tb"/>
    </style:style>
    <style:style style:name="gr10" style:family="graphic" style:parent-style-name="standard">
      <style:graphic-properties draw:stroke="solid" draw:stroke-dash="Long_20_Dash_20__28_Rounded_29_" svg:stroke-width="0.035cm" svg:stroke-color="#999999" draw:marker-start-width="0.252cm" draw:marker-end-width="0.252cm" svg:stroke-linecap="round" draw:fill="none" loext:fill-use-slide-background="false" draw:textarea-horizontal-align="justify" draw:textarea-vertical-align="middle" draw:auto-grow-height="false" fo:min-height="7.966cm" fo:min-width="23.422cm" fo:padding-top="0.142cm" fo:padding-bottom="0.142cm" fo:padding-left="0.267cm" fo:padding-right="0.267cm" loext:decorative="false"/>
    </style:style>
    <style:style style:name="gr1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8000" loext:opacity="100%"/>
    </style:style>
    <style:style style:name="P3" style:family="paragraph">
      <loext:graphic-properties draw:fill="none" draw:fill-color="#ffffff"/>
      <style:text-properties fo:color="#784b04" loext:opacity="100%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ff8000" loext:opacity="100%"/>
    </style:style>
    <style:style style:name="T2" style:family="text">
      <style:text-properties fo:color="#784b04" loext:opacity="100%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frame draw:style-name="gr2" draw:text-style-name="P1" draw:layer="layout" svg:width="23.15cm" svg:height="6.852cm" svg:x="0.522cm" svg:y="1.767cm">
            <draw:image xlink:href="Pictures/100000000000036B000001039C5EFCAE.png" xlink:type="simple" xlink:show="embed" xlink:actuate="onLoad" draw:mime-type="image/png">
              <text:p/>
            </draw:image>
          </draw:frame>
          <draw:frame draw:style-name="gr2" draw:text-style-name="P1" draw:layer="layout" svg:width="23.071cm" svg:height="6.905cm" svg:x="0.507cm" svg:y="10.622cm">
            <draw:image xlink:href="Pictures/1000000000000368000001054EED4029.png" xlink:type="simple" xlink:show="embed" xlink:actuate="onLoad" draw:mime-type="image/png">
              <text:p/>
            </draw:image>
          </draw:frame>
          <draw:frame draw:style-name="gr3" draw:text-style-name="P2" draw:layer="layout" svg:width="15.573cm" svg:height="0.962cm" svg:x="1.361cm" svg:y="0.642cm">
            <draw:text-box>
              <text:p><text:span text:style-name="T1">6. ASCII output (e.g., values of isotope ratios in ROIs)</text:span></text:p>
            </draw:text-box>
          </draw:frame>
          <draw:line draw:style-name="gr4" draw:text-style-name="P1" draw:layer="layout" svg:x1="4.356cm" svg:y1="5.516cm" svg:x2="8.649cm" svg:y2="5.472cm">
            <text:p/>
          </draw:line>
          <draw:custom-shape draw:style-name="gr5" draw:text-style-name="P1" draw:layer="layout" svg:width="1.043cm" svg:height="6.012cm" svg:x="8.649cm" svg:y="2.481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/>
              <draw:handle draw:handle-range-y-minimum="0" draw:handle-range-y-maximum="21600" draw:handle-position="left $1"/>
            </draw:enhanced-geometry>
          </draw:custom-shape>
          <draw:line draw:style-name="gr4" draw:text-style-name="P1" draw:layer="layout" svg:x1="13.269cm" svg:y1="1.604cm" svg:x2="14.124cm" svg:y2="4.458cm">
            <text:p/>
          </draw:line>
          <draw:line draw:style-name="gr4" draw:text-style-name="P1" draw:layer="layout" svg:x1="13.269cm" svg:y1="1.604cm" svg:x2="12.316cm" svg:y2="5.935cm">
            <text:p/>
          </draw:line>
          <draw:line draw:style-name="gr4" draw:text-style-name="P1" draw:layer="layout" svg:x1="13.269cm" svg:y1="1.604cm" svg:x2="21.73cm" svg:y2="2.76cm">
            <text:p/>
          </draw:line>
          <draw:frame draw:style-name="gr6" draw:text-style-name="P3" draw:layer="layout" svg:width="14.195cm" svg:height="0.962cm" svg:x="1.381cm" svg:y="9.66cm">
            <draw:text-box>
              <text:p><text:span text:style-name="T2">7. PDF output (images, graphs, histograms, etc.)</text:span></text:p>
            </draw:text-box>
          </draw:frame>
          <draw:line draw:style-name="gr7" draw:text-style-name="P1" draw:layer="layout" svg:x1="4.187cm" svg:y1="15.667cm" svg:x2="8.36cm" svg:y2="14.43cm">
            <text:p/>
          </draw:line>
          <draw:custom-shape draw:style-name="gr8" draw:text-style-name="P1" draw:layer="layout" svg:width="1.043cm" svg:height="6.012cm" svg:x="8.36cm" svg:y="11.40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/>
              <draw:handle draw:handle-range-y-minimum="0" draw:handle-range-y-maximum="21600" draw:handle-position="left $1"/>
            </draw:enhanced-geometry>
          </draw:custom-shape>
          <draw:frame draw:style-name="gr9" draw:text-style-name="P4" draw:layer="layout" svg:width="0.961cm" svg:height="0.962cm" svg:x="-0.18cm" svg:y="-0.18cm">
            <draw:text-box>
              <text:p><text:span text:style-name="T3">C</text:span></text:p>
            </draw:text-box>
          </draw:frame>
          <draw:frame draw:style-name="gr9" draw:text-style-name="P4" draw:layer="layout" svg:width="0.961cm" svg:height="0.962cm" svg:x="-0.2cm" svg:y="8.753cm">
            <draw:text-box>
              <text:p><text:span text:style-name="T3">D</text:span></text:p>
            </draw:text-box>
          </draw:frame>
          <draw:custom-shape draw:style-name="gr10" draw:text-style-name="P1" draw:layer="layout" svg:width="23.956cm" svg:height="8.25cm" svg:x="0.079cm" svg:y="0.6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3.956cm" svg:height="8.25cm" svg:x="0.079cm" svg:y="9.543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13cm" fo:page-height="17.90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677cm" svg:x="1cm" svg:y="2.934cm"/>
      <draw:page-thumbnail draw:layer="backgroundobjects" svg:width="8.999cm" svg:height="6.677cm" svg:x="1cm" svg:y="11.51cm"/>
      <draw:page-thumbnail draw:layer="backgroundobjects" svg:width="8.999cm" svg:height="6.677cm" svg:x="1cm" svg:y="20.086cm"/>
      <draw:page-thumbnail draw:layer="backgroundobjects" svg:width="8.999cm" svg:height="6.677cm" svg:x="11cm" svg:y="2.934cm"/>
      <draw:page-thumbnail draw:layer="backgroundobjects" svg:width="8.999cm" svg:height="6.677cm" svg:x="11cm" svg:y="11.51cm"/>
      <draw:page-thumbnail draw:layer="backgroundobjects" svg:width="8.999cm" svg:height="6.677cm" svg:x="11cm" svg:y="20.08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bos Polerecky</meta:initial-creator>
    <meta:creation-date>2025-06-28T21:24:52.060336255</meta:creation-date>
    <dc:date>2025-09-13T14:02:58.704116873</dc:date>
    <dc:creator>Lubos Polerecky</dc:creator>
    <meta:editing-duration>PT1H29M45S</meta:editing-duration>
    <meta:editing-cycles>14</meta:editing-cycles>
    <meta:generator>LibreOffice/24.8.4.2$Linux_X86_64 LibreOffice_project/bb3cfa12c7b1bf994ecc5649a80400d06cd71002</meta:generator>
    <meta:print-date>2025-06-28T22:10:53.213766120</meta:print-date>
    <meta:printed-by>PDF files: Lubos Polerecky</meta:printed-by>
    <meta:document-statistic meta:object-count="39"/>
  </office:meta>
</office:document-meta>
</file>